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B</mi>
        <mn>1</mn>
        <mrow>
          <mrow>
            <mo stretchy="false">(</mo>
            <mrow>
              <mn>2</mn>
            </mrow>
            <mo stretchy="false">)</mo>
          </mrow>
        </mrow>
      </msubsup>
      <mi/>
      <msubsup>
        <mi>A</mi>
        <mn>1</mn>
        <mrow>
          <mrow>
            <mo stretchy="false">(</mo>
            <mrow>
              <mn>1</mn>
            </mrow>
            <mo stretchy="false">)</mo>
          </mrow>
        </mrow>
      </msubsup>
      <mi/>
      <mfenced open="∣" close="〉">
        <mrow>
          <msub>
            <mi>a</mi>
            <mi>n</mi>
          </msub>
          <msub>
            <mi>b</mi>
            <mi>m</mi>
          </msub>
        </mrow>
      </mfenced>
      <mrow>
        <mi/>
        <mo stretchy="false">=</mo>
        <mi/>
      </mrow>
      <msubsup>
        <mi>B</mi>
        <mn>1</mn>
        <mrow>
          <mrow>
            <mo stretchy="false">(</mo>
            <mrow>
              <mn>2</mn>
            </mrow>
            <mo stretchy="false">)</mo>
          </mrow>
        </mrow>
      </msubsup>
      <mi/>
      <mfenced open="∣" close="〉">
        <mrow>
          <msub>
            <mrow>
              <mover accent="true">
                <mi>a</mi>
                <mo stretchy="false">̄</mo>
              </mover>
            </mrow>
            <mi>n</mi>
          </msub>
          <msub>
            <mi>b</mi>
            <mi>m</mi>
          </msub>
        </mrow>
      </mfenced>
      <mrow>
        <mi/>
        <mo stretchy="false">=</mo>
        <mi/>
      </mrow>
      <mfenced open="∣" close="〉">
        <mrow>
          <msub>
            <mrow>
              <mover accent="true">
                <mi>a</mi>
                <mo stretchy="false">̄</mo>
              </mover>
            </mrow>
            <mi>n</mi>
          </msub>
          <msub>
            <mrow>
              <mover accent="true">
                <mi>b</mi>
                <mo stretchy="false">̄</mo>
              </mover>
            </mrow>
            <mi>m</mi>
          </msub>
        </mrow>
      </mfenced>
      <mrow>
        <mi/>
        <mo stretchy="false">=</mo>
        <mi/>
      </mrow>
      <msubsup>
        <mi>A</mi>
        <mn>1</mn>
        <mrow>
          <mrow>
            <mo stretchy="false">(</mo>
            <mrow>
              <mn>1</mn>
            </mrow>
            <mo stretchy="false">)</mo>
          </mrow>
        </mrow>
      </msubsup>
      <mi/>
      <mfenced open="∣" close="〉">
        <mrow>
          <msub>
            <mi>a</mi>
            <mi>n</mi>
          </msub>
          <msub>
            <mrow>
              <mover accent="true">
                <mi>b</mi>
                <mo stretchy="false">̄</mo>
              </mover>
            </mrow>
            <mi>m</mi>
          </msub>
        </mrow>
      </mfenced>
      <mrow>
        <mi/>
        <mo stretchy="false">=</mo>
        <mi/>
      </mrow>
      <msubsup>
        <mi>A</mi>
        <mn>1</mn>
        <mrow>
          <mrow>
            <mo stretchy="false">(</mo>
            <mrow>
              <mn>1</mn>
            </mrow>
            <mo stretchy="false">)</mo>
          </mrow>
        </mrow>
      </msubsup>
      <mi/>
      <msubsup>
        <mi>B</mi>
        <mn>1</mn>
        <mrow>
          <mrow>
            <mo stretchy="false">(</mo>
            <mrow>
              <mn>2</mn>
            </mrow>
            <mo stretchy="false">)</mo>
          </mrow>
        </mrow>
      </msubsup>
      <mi/>
      <mfenced open="∣" close="〉">
        <mrow>
          <msub>
            <mi>a</mi>
            <mi>n</mi>
          </msub>
          <msub>
            <mi>b</mi>
            <mi>m</mi>
          </msub>
        </mrow>
      </mfenced>
    </mrow>
    <annotation encoding="StarMath 5.0">B _1 ^{(2)} ` A _1 ^{(1)} 
` 
left lline 
 a _n b _m 
right rangle ~=~ 

B _1 ^{(2)} 
` 
left lline 
 {bar a} _n b _m 
right rangle ~=~ 

left lline 
 {bar a} _n {bar b} _m 
right rangle ~=~ 

A _1 ^{(1)} 
` 
left lline 
 a _n {bar b} _m 
right rangle ~=~ 

A _1 ^{(1)} ` B _1 ^{(2)} 
` 
left lline 
 a _n b _m 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2:25:53.280000000</meta:creation-date>
    <meta:generator>LibreOffice/4.1.4.2$Windows_x86 LibreOffice_project/0a0440ccc0227ad9829de5f46be37cfb6edcf72</meta:generator>
  </office:meta>
</office:document-meta>
</file>